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3.402in"/>
    </style:style>
    <style:style style:name="co5" style:family="table-column">
      <style:table-column-properties fo:break-before="auto" style:column-width="2.9626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0.3571in"/>
    </style:style>
    <style:style style:name="co8" style:family="table-column">
      <style:table-column-properties fo:break-before="auto" style:column-width="0.1957in"/>
    </style:style>
    <style:style style:name="co9" style:family="table-column">
      <style:table-column-properties fo:break-before="auto" style:column-width="0.260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Node-Red-100ms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ce1"/>
        <table:table-column table:style-name="co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float" office:value="1643797398621" calcext:value-type="float">
            <text:p>1643797398621</text:p>
          </table:table-cell>
          <table:table-cell office:value-type="float" office:value="4528" calcext:value-type="float">
            <text:p>4528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04150" calcext:value-type="float">
            <text:p>164379740415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05376" calcext:value-type="float">
            <text:p>1643797405376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06596" calcext:value-type="float">
            <text:p>1643797406596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07181" calcext:value-type="float">
            <text:p>164379740718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15776" calcext:value-type="float">
            <text:p>164379741577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17024" calcext:value-type="float">
            <text:p>164379741702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18261" calcext:value-type="float">
            <text:p>164379741826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19478" calcext:value-type="float">
            <text:p>164379741947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20709" calcext:value-type="float">
            <text:p>164379742070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21949" calcext:value-type="float">
            <text:p>164379742194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23176" calcext:value-type="float">
            <text:p>164379742317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24392" calcext:value-type="float">
            <text:p>164379742439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25593" calcext:value-type="float">
            <text:p>164379742559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26803" calcext:value-type="float">
            <text:p>164379742680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28039" calcext:value-type="float">
            <text:p>1643797428039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29272" calcext:value-type="float">
            <text:p>164379742927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30492" calcext:value-type="float">
            <text:p>164379743049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31729" calcext:value-type="float">
            <text:p>1643797431729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32963" calcext:value-type="float">
            <text:p>164379743296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34166" calcext:value-type="float">
            <text:p>1643797434166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35392" calcext:value-type="float">
            <text:p>164379743539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36619" calcext:value-type="float">
            <text:p>164379743661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37854" calcext:value-type="float">
            <text:p>164379743785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39076" calcext:value-type="float">
            <text:p>1643797439076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40305" calcext:value-type="float">
            <text:p>164379744030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41539" calcext:value-type="float">
            <text:p>1643797441539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42759" calcext:value-type="float">
            <text:p>164379744275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43997" calcext:value-type="float">
            <text:p>1643797443997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45222" calcext:value-type="float">
            <text:p>164379744522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46452" calcext:value-type="float">
            <text:p>164379744645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47684" calcext:value-type="float">
            <text:p>164379744768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49513" calcext:value-type="float">
            <text:p>164379744951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50742" calcext:value-type="float">
            <text:p>164379745074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51979" calcext:value-type="float">
            <text:p>1643797451979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53216" calcext:value-type="float">
            <text:p>164379745321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54429" calcext:value-type="float">
            <text:p>1643797454429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55657" calcext:value-type="float">
            <text:p>1643797455657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56889" calcext:value-type="float">
            <text:p>1643797456889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58120" calcext:value-type="float">
            <text:p>164379745812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59351" calcext:value-type="float">
            <text:p>164379745935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60548" calcext:value-type="float">
            <text:p>164379746054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61757" calcext:value-type="float">
            <text:p>164379746175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62988" calcext:value-type="float">
            <text:p>164379746298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64216" calcext:value-type="float">
            <text:p>1643797464216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65444" calcext:value-type="float">
            <text:p>1643797465444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67076" calcext:value-type="float">
            <text:p>1643797467076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68713" calcext:value-type="float">
            <text:p>1643797468713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70350" calcext:value-type="float">
            <text:p>1643797470350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71980" calcext:value-type="float">
            <text:p>1643797471980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73620" calcext:value-type="float">
            <text:p>164379747362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75232" calcext:value-type="float">
            <text:p>1643797475232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76857" calcext:value-type="float">
            <text:p>1643797476857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78498" calcext:value-type="float">
            <text:p>1643797478498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80124" calcext:value-type="float">
            <text:p>164379748012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81763" calcext:value-type="float">
            <text:p>1643797481763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83393" calcext:value-type="float">
            <text:p>1643797483393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85029" calcext:value-type="float">
            <text:p>1643797485029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86666" calcext:value-type="float">
            <text:p>164379748666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88300" calcext:value-type="float">
            <text:p>1643797488300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89929" calcext:value-type="float">
            <text:p>1643797489929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91566" calcext:value-type="float">
            <text:p>164379749156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93192" calcext:value-type="float">
            <text:p>1643797493192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94810" calcext:value-type="float">
            <text:p>1643797494810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96438" calcext:value-type="float">
            <text:p>1643797496438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98061" calcext:value-type="float">
            <text:p>1643797498061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499674" calcext:value-type="float">
            <text:p>1643797499674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01314" calcext:value-type="float">
            <text:p>1643797501314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02945" calcext:value-type="float">
            <text:p>1643797502945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04571" calcext:value-type="float">
            <text:p>1643797504571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06184" calcext:value-type="float">
            <text:p>1643797506184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07815" calcext:value-type="float">
            <text:p>164379750781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09422" calcext:value-type="float">
            <text:p>1643797509422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11047" calcext:value-type="float">
            <text:p>1643797511047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12683" calcext:value-type="float">
            <text:p>1643797512683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14320" calcext:value-type="float">
            <text:p>1643797514320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15934" calcext:value-type="float">
            <text:p>1643797515934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17538" calcext:value-type="float">
            <text:p>1643797517538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19175" calcext:value-type="float">
            <text:p>1643797519175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20818" calcext:value-type="float">
            <text:p>1643797520818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22429" calcext:value-type="float">
            <text:p>1643797522429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24060" calcext:value-type="float">
            <text:p>1643797524060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25686" calcext:value-type="float">
            <text:p>1643797525686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27294" calcext:value-type="float">
            <text:p>1643797527294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28928" calcext:value-type="float">
            <text:p>1643797528928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30545" calcext:value-type="float">
            <text:p>1643797530545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32688" calcext:value-type="float">
            <text:p>1643797532688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34824" calcext:value-type="float">
            <text:p>1643797534824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36969" calcext:value-type="float">
            <text:p>1643797536969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39080" calcext:value-type="float">
            <text:p>164379753908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41205" calcext:value-type="float">
            <text:p>1643797541205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43348" calcext:value-type="float">
            <text:p>1643797543348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45473" calcext:value-type="float">
            <text:p>1643797545473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47604" calcext:value-type="float">
            <text:p>1643797547604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49741" calcext:value-type="float">
            <text:p>1643797549741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51856" calcext:value-type="float">
            <text:p>1643797551856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53989" calcext:value-type="float">
            <text:p>1643797553989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56105" calcext:value-type="float">
            <text:p>1643797556105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58250" calcext:value-type="float">
            <text:p>1643797558250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60383" calcext:value-type="float">
            <text:p>1643797560383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62498" calcext:value-type="float">
            <text:p>1643797562498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64633" calcext:value-type="float">
            <text:p>1643797564633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66745" calcext:value-type="float">
            <text:p>1643797566745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68887" calcext:value-type="float">
            <text:p>1643797568887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71020" calcext:value-type="float">
            <text:p>1643797571020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73173" calcext:value-type="float">
            <text:p>1643797573173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75293" calcext:value-type="float">
            <text:p>1643797575293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77423" calcext:value-type="float">
            <text:p>1643797577423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79560" calcext:value-type="float">
            <text:p>1643797579560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81698" calcext:value-type="float">
            <text:p>1643797581698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83834" calcext:value-type="float">
            <text:p>1643797583834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85950" calcext:value-type="float">
            <text:p>1643797585950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88076" calcext:value-type="float">
            <text:p>1643797588076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90219" calcext:value-type="float">
            <text:p>1643797590219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92349" calcext:value-type="float">
            <text:p>1643797592349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94486" calcext:value-type="float">
            <text:p>1643797594486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96616" calcext:value-type="float">
            <text:p>1643797596616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598750" calcext:value-type="float">
            <text:p>1643797598750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00896" calcext:value-type="float">
            <text:p>1643797600896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03031" calcext:value-type="float">
            <text:p>1643797603031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05156" calcext:value-type="float">
            <text:p>1643797605156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07293" calcext:value-type="float">
            <text:p>1643797607293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09402" calcext:value-type="float">
            <text:p>164379760940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11541" calcext:value-type="float">
            <text:p>1643797611541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13682" calcext:value-type="float">
            <text:p>1643797613682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15824" calcext:value-type="float">
            <text:p>1643797615824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18467" calcext:value-type="float">
            <text:p>1643797618467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21105" calcext:value-type="float">
            <text:p>1643797621105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23741" calcext:value-type="float">
            <text:p>1643797623741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26384" calcext:value-type="float">
            <text:p>1643797626384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29022" calcext:value-type="float">
            <text:p>1643797629022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31640" calcext:value-type="float">
            <text:p>1643797631640</text:p>
          </table:table-cell>
          <table:table-cell office:value-type="float" office:value="1636" calcext:value-type="float">
            <text:p>1636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34281" calcext:value-type="float">
            <text:p>1643797634281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36892" calcext:value-type="float">
            <text:p>1643797636892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39532" calcext:value-type="float">
            <text:p>1643797639532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42185" calcext:value-type="float">
            <text:p>1643797642185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44813" calcext:value-type="float">
            <text:p>1643797644813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47457" calcext:value-type="float">
            <text:p>1643797647457</text:p>
          </table:table-cell>
          <table:table-cell office:value-type="float" office:value="1636" calcext:value-type="float">
            <text:p>1636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50097" calcext:value-type="float">
            <text:p>1643797650097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52717" calcext:value-type="float">
            <text:p>1643797652717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55352" calcext:value-type="float">
            <text:p>1643797655352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57986" calcext:value-type="float">
            <text:p>1643797657986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60613" calcext:value-type="float">
            <text:p>1643797660613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63236" calcext:value-type="float">
            <text:p>1643797663236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65874" calcext:value-type="float">
            <text:p>1643797665874</text:p>
          </table:table-cell>
          <table:table-cell office:value-type="float" office:value="1636" calcext:value-type="float">
            <text:p>1636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68514" calcext:value-type="float">
            <text:p>1643797668514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71129" calcext:value-type="float">
            <text:p>1643797671129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73767" calcext:value-type="float">
            <text:p>1643797673767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76427" calcext:value-type="float">
            <text:p>1643797676427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79039" calcext:value-type="float">
            <text:p>1643797679039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81663" calcext:value-type="float">
            <text:p>1643797681663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84309" calcext:value-type="float">
            <text:p>1643797684309</text:p>
          </table:table-cell>
          <table:table-cell office:value-type="float" office:value="1636" calcext:value-type="float">
            <text:p>1636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86949" calcext:value-type="float">
            <text:p>164379768694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89563" calcext:value-type="float">
            <text:p>1643797689563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92205" calcext:value-type="float">
            <text:p>1643797692205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94853" calcext:value-type="float">
            <text:p>1643797694853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697499" calcext:value-type="float">
            <text:p>1643797697499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00135" calcext:value-type="float">
            <text:p>1643797700135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02765" calcext:value-type="float">
            <text:p>164379770276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05403" calcext:value-type="float">
            <text:p>1643797705403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08031" calcext:value-type="float">
            <text:p>1643797708031</text:p>
          </table:table-cell>
          <table:table-cell office:value-type="float" office:value="1617" calcext:value-type="float">
            <text:p>1617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10652" calcext:value-type="float">
            <text:p>1643797710652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13289" calcext:value-type="float">
            <text:p>1643797713289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15931" calcext:value-type="float">
            <text:p>1643797715931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18576" calcext:value-type="float">
            <text:p>1643797718576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21229" calcext:value-type="float">
            <text:p>1643797721229</text:p>
          </table:table-cell>
          <table:table-cell office:value-type="float" office:value="2138" calcext:value-type="float">
            <text:p>2138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24370" calcext:value-type="float">
            <text:p>1643797724370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27538" calcext:value-type="float">
            <text:p>1643797727538</text:p>
          </table:table-cell>
          <table:table-cell office:value-type="float" office:value="2134" calcext:value-type="float">
            <text:p>2134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30678" calcext:value-type="float">
            <text:p>1643797730678</text:p>
          </table:table-cell>
          <table:table-cell office:value-type="float" office:value="2141" calcext:value-type="float">
            <text:p>2141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33823" calcext:value-type="float">
            <text:p>1643797733823</text:p>
          </table:table-cell>
          <table:table-cell office:value-type="float" office:value="2107" calcext:value-type="float">
            <text:p>2107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36935" calcext:value-type="float">
            <text:p>1643797736935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40076" calcext:value-type="float">
            <text:p>1643797740076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43231" calcext:value-type="float">
            <text:p>1643797743231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46348" calcext:value-type="float">
            <text:p>1643797746348</text:p>
          </table:table-cell>
          <table:table-cell office:value-type="float" office:value="2135" calcext:value-type="float">
            <text:p>2135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49487" calcext:value-type="float">
            <text:p>1643797749487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52633" calcext:value-type="float">
            <text:p>1643797752633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55779" calcext:value-type="float">
            <text:p>1643797755779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58892" calcext:value-type="float">
            <text:p>1643797758892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62033" calcext:value-type="float">
            <text:p>1643797762033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65145" calcext:value-type="float">
            <text:p>1643797765145</text:p>
          </table:table-cell>
          <table:table-cell office:value-type="float" office:value="2138" calcext:value-type="float">
            <text:p>2138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68288" calcext:value-type="float">
            <text:p>1643797768288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71415" calcext:value-type="float">
            <text:p>1643797771415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74550" calcext:value-type="float">
            <text:p>1643797774550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77700" calcext:value-type="float">
            <text:p>1643797777700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80847" calcext:value-type="float">
            <text:p>1643797780847</text:p>
          </table:table-cell>
          <table:table-cell office:value-type="float" office:value="2134" calcext:value-type="float">
            <text:p>2134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83986" calcext:value-type="float">
            <text:p>1643797783986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87131" calcext:value-type="float">
            <text:p>1643797787131</text:p>
          </table:table-cell>
          <table:table-cell office:value-type="float" office:value="2136" calcext:value-type="float">
            <text:p>2136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90271" calcext:value-type="float">
            <text:p>1643797790271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93421" calcext:value-type="float">
            <text:p>1643797793421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96570" calcext:value-type="float">
            <text:p>1643797796570</text:p>
          </table:table-cell>
          <table:table-cell office:value-type="float" office:value="2118" calcext:value-type="float">
            <text:p>2118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799692" calcext:value-type="float">
            <text:p>1643797799692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802821" calcext:value-type="float">
            <text:p>1643797802821</text:p>
          </table:table-cell>
          <table:table-cell office:value-type="float" office:value="2135" calcext:value-type="float">
            <text:p>2135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805961" calcext:value-type="float">
            <text:p>1643797805961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809116" calcext:value-type="float">
            <text:p>1643797809116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812232" calcext:value-type="float">
            <text:p>1643797812232</text:p>
          </table:table-cell>
          <table:table-cell office:value-type="float" office:value="2129" calcext:value-type="float">
            <text:p>2129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815366" calcext:value-type="float">
            <text:p>1643797815366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818504" calcext:value-type="float">
            <text:p>1643797818504</text:p>
          </table:table-cell>
          <table:table-cell office:value-type="float" office:value="2134" calcext:value-type="float">
            <text:p>2134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821644" calcext:value-type="float">
            <text:p>1643797821644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824791" calcext:value-type="float">
            <text:p>1643797824791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827912" calcext:value-type="float">
            <text:p>1643797827912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831048" calcext:value-type="float">
            <text:p>1643797831048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834189" calcext:value-type="float">
            <text:p>1643797834189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837326" calcext:value-type="float">
            <text:p>1643797837326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840476" calcext:value-type="float">
            <text:p>1643797840476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843612" calcext:value-type="float">
            <text:p>1643797843612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846759" calcext:value-type="float">
            <text:p>1643797846759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850402" calcext:value-type="float">
            <text:p>1643797850402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854045" calcext:value-type="float">
            <text:p>1643797854045</text:p>
          </table:table-cell>
          <table:table-cell office:value-type="float" office:value="2642" calcext:value-type="float">
            <text:p>2642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857691" calcext:value-type="float">
            <text:p>1643797857691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861317" calcext:value-type="float">
            <text:p>1643797861317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864942" calcext:value-type="float">
            <text:p>1643797864942</text:p>
          </table:table-cell>
          <table:table-cell office:value-type="float" office:value="2613" calcext:value-type="float">
            <text:p>2613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868560" calcext:value-type="float">
            <text:p>1643797868560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872177" calcext:value-type="float">
            <text:p>1643797872177</text:p>
          </table:table-cell>
          <table:table-cell office:value-type="float" office:value="2637" calcext:value-type="float">
            <text:p>2637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875817" calcext:value-type="float">
            <text:p>1643797875817</text:p>
          </table:table-cell>
          <table:table-cell office:value-type="float" office:value="2642" calcext:value-type="float">
            <text:p>2642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879463" calcext:value-type="float">
            <text:p>1643797879463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883122" calcext:value-type="float">
            <text:p>1643797883122</text:p>
          </table:table-cell>
          <table:table-cell office:value-type="float" office:value="2630" calcext:value-type="float">
            <text:p>2630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886757" calcext:value-type="float">
            <text:p>1643797886757</text:p>
          </table:table-cell>
          <table:table-cell office:value-type="float" office:value="2626" calcext:value-type="float">
            <text:p>2626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890387" calcext:value-type="float">
            <text:p>1643797890387</text:p>
          </table:table-cell>
          <table:table-cell office:value-type="float" office:value="2656" calcext:value-type="float">
            <text:p>2656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894048" calcext:value-type="float">
            <text:p>1643797894048</text:p>
          </table:table-cell>
          <table:table-cell office:value-type="float" office:value="2649" calcext:value-type="float">
            <text:p>2649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897702" calcext:value-type="float">
            <text:p>1643797897702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901356" calcext:value-type="float">
            <text:p>1643797901356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905014" calcext:value-type="float">
            <text:p>1643797905014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908657" calcext:value-type="float">
            <text:p>1643797908657</text:p>
          </table:table-cell>
          <table:table-cell office:value-type="float" office:value="2643" calcext:value-type="float">
            <text:p>2643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912305" calcext:value-type="float">
            <text:p>1643797912305</text:p>
          </table:table-cell>
          <table:table-cell office:value-type="float" office:value="2609" calcext:value-type="float">
            <text:p>2609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915919" calcext:value-type="float">
            <text:p>1643797915919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919569" calcext:value-type="float">
            <text:p>1643797919569</text:p>
          </table:table-cell>
          <table:table-cell office:value-type="float" office:value="2619" calcext:value-type="float">
            <text:p>2619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923194" calcext:value-type="float">
            <text:p>1643797923194</text:p>
          </table:table-cell>
          <table:table-cell office:value-type="float" office:value="2642" calcext:value-type="float">
            <text:p>2642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926840" calcext:value-type="float">
            <text:p>1643797926840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930483" calcext:value-type="float">
            <text:p>1643797930483</text:p>
          </table:table-cell>
          <table:table-cell office:value-type="float" office:value="2637" calcext:value-type="float">
            <text:p>2637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934125" calcext:value-type="float">
            <text:p>1643797934125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937763" calcext:value-type="float">
            <text:p>1643797937763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941399" calcext:value-type="float">
            <text:p>1643797941399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945050" calcext:value-type="float">
            <text:p>1643797945050</text:p>
          </table:table-cell>
          <table:table-cell office:value-type="float" office:value="2619" calcext:value-type="float">
            <text:p>2619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948674" calcext:value-type="float">
            <text:p>1643797948674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952328" calcext:value-type="float">
            <text:p>1643797952328</text:p>
          </table:table-cell>
          <table:table-cell office:value-type="float" office:value="2634" calcext:value-type="float">
            <text:p>2634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955968" calcext:value-type="float">
            <text:p>1643797955968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959618" calcext:value-type="float">
            <text:p>1643797959618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963258" calcext:value-type="float">
            <text:p>1643797963258</text:p>
          </table:table-cell>
          <table:table-cell office:value-type="float" office:value="2610" calcext:value-type="float">
            <text:p>2610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966873" calcext:value-type="float">
            <text:p>1643797966873</text:p>
          </table:table-cell>
          <table:table-cell office:value-type="float" office:value="2643" calcext:value-type="float">
            <text:p>2643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970520" calcext:value-type="float">
            <text:p>1643797970520</text:p>
          </table:table-cell>
          <table:table-cell office:value-type="float" office:value="2615" calcext:value-type="float">
            <text:p>2615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974140" calcext:value-type="float">
            <text:p>1643797974140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977750" calcext:value-type="float">
            <text:p>1643797977750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981385" calcext:value-type="float">
            <text:p>1643797981385</text:p>
          </table:table-cell>
          <table:table-cell office:value-type="float" office:value="2647" calcext:value-type="float">
            <text:p>2647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985036" calcext:value-type="float">
            <text:p>1643797985036</text:p>
          </table:table-cell>
          <table:table-cell office:value-type="float" office:value="2609" calcext:value-type="float">
            <text:p>2609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988649" calcext:value-type="float">
            <text:p>1643797988649</text:p>
          </table:table-cell>
          <table:table-cell office:value-type="float" office:value="2644" calcext:value-type="float">
            <text:p>2644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992298" calcext:value-type="float">
            <text:p>1643797992298</text:p>
          </table:table-cell>
          <table:table-cell office:value-type="float" office:value="3136" calcext:value-type="float">
            <text:p>3136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7996438" calcext:value-type="float">
            <text:p>1643797996438</text:p>
          </table:table-cell>
          <table:table-cell office:value-type="float" office:value="3139" calcext:value-type="float">
            <text:p>3139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000581" calcext:value-type="float">
            <text:p>1643798000581</text:p>
          </table:table-cell>
          <table:table-cell office:value-type="float" office:value="3135" calcext:value-type="float">
            <text:p>3135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004721" calcext:value-type="float">
            <text:p>1643798004721</text:p>
          </table:table-cell>
          <table:table-cell office:value-type="float" office:value="3124" calcext:value-type="float">
            <text:p>3124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008849" calcext:value-type="float">
            <text:p>1643798008849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013004" calcext:value-type="float">
            <text:p>1643798013004</text:p>
          </table:table-cell>
          <table:table-cell office:value-type="float" office:value="3138" calcext:value-type="float">
            <text:p>3138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017147" calcext:value-type="float">
            <text:p>1643798017147</text:p>
          </table:table-cell>
          <table:table-cell office:value-type="float" office:value="3118" calcext:value-type="float">
            <text:p>3118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021268" calcext:value-type="float">
            <text:p>1643798021268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025427" calcext:value-type="float">
            <text:p>1643798025427</text:p>
          </table:table-cell>
          <table:table-cell office:value-type="float" office:value="3138" calcext:value-type="float">
            <text:p>3138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029570" calcext:value-type="float">
            <text:p>1643798029570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033715" calcext:value-type="float">
            <text:p>1643798033715</text:p>
          </table:table-cell>
          <table:table-cell office:value-type="float" office:value="3147" calcext:value-type="float">
            <text:p>3147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037868" calcext:value-type="float">
            <text:p>1643798037868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042013" calcext:value-type="float">
            <text:p>1643798042013</text:p>
          </table:table-cell>
          <table:table-cell office:value-type="float" office:value="3147" calcext:value-type="float">
            <text:p>3147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046163" calcext:value-type="float">
            <text:p>1643798046163</text:p>
          </table:table-cell>
          <table:table-cell office:value-type="float" office:value="3134" calcext:value-type="float">
            <text:p>3134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050300" calcext:value-type="float">
            <text:p>1643798050300</text:p>
          </table:table-cell>
          <table:table-cell office:value-type="float" office:value="3138" calcext:value-type="float">
            <text:p>3138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054444" calcext:value-type="float">
            <text:p>1643798054444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058561" calcext:value-type="float">
            <text:p>1643798058561</text:p>
          </table:table-cell>
          <table:table-cell office:value-type="float" office:value="3134" calcext:value-type="float">
            <text:p>3134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062698" calcext:value-type="float">
            <text:p>1643798062698</text:p>
          </table:table-cell>
          <table:table-cell office:value-type="float" office:value="3145" calcext:value-type="float">
            <text:p>3145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066847" calcext:value-type="float">
            <text:p>1643798066847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070991" calcext:value-type="float">
            <text:p>1643798070991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075146" calcext:value-type="float">
            <text:p>1643798075146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079292" calcext:value-type="float">
            <text:p>1643798079292</text:p>
          </table:table-cell>
          <table:table-cell office:value-type="float" office:value="3129" calcext:value-type="float">
            <text:p>3129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083425" calcext:value-type="float">
            <text:p>1643798083425</text:p>
          </table:table-cell>
          <table:table-cell office:value-type="float" office:value="3653" calcext:value-type="float">
            <text:p>3653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088082" calcext:value-type="float">
            <text:p>1643798088082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092226" calcext:value-type="float">
            <text:p>1643798092226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096368" calcext:value-type="float">
            <text:p>1643798096368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100500" calcext:value-type="float">
            <text:p>1643798100500</text:p>
          </table:table-cell>
          <table:table-cell office:value-type="float" office:value="3136" calcext:value-type="float">
            <text:p>3136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104641" calcext:value-type="float">
            <text:p>1643798104641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108784" calcext:value-type="float">
            <text:p>1643798108784</text:p>
          </table:table-cell>
          <table:table-cell office:value-type="float" office:value="3121" calcext:value-type="float">
            <text:p>3121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112909" calcext:value-type="float">
            <text:p>1643798112909</text:p>
          </table:table-cell>
          <table:table-cell office:value-type="float" office:value="3137" calcext:value-type="float">
            <text:p>3137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117051" calcext:value-type="float">
            <text:p>1643798117051</text:p>
          </table:table-cell>
          <table:table-cell office:value-type="float" office:value="3144" calcext:value-type="float">
            <text:p>3144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121200" calcext:value-type="float">
            <text:p>1643798121200</text:p>
          </table:table-cell>
          <table:table-cell office:value-type="float" office:value="3139" calcext:value-type="float">
            <text:p>3139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125344" calcext:value-type="float">
            <text:p>1643798125344</text:p>
          </table:table-cell>
          <table:table-cell office:value-type="float" office:value="3133" calcext:value-type="float">
            <text:p>3133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129481" calcext:value-type="float">
            <text:p>1643798129481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133625" calcext:value-type="float">
            <text:p>1643798133625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137769" calcext:value-type="float">
            <text:p>1643798137769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141887" calcext:value-type="float">
            <text:p>1643798141887</text:p>
          </table:table-cell>
          <table:table-cell office:value-type="float" office:value="3134" calcext:value-type="float">
            <text:p>3134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146027" calcext:value-type="float">
            <text:p>1643798146027</text:p>
          </table:table-cell>
          <table:table-cell office:value-type="float" office:value="3142" calcext:value-type="float">
            <text:p>3142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150173" calcext:value-type="float">
            <text:p>1643798150173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154326" calcext:value-type="float">
            <text:p>1643798154326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158442" calcext:value-type="float">
            <text:p>1643798158442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163089" calcext:value-type="float">
            <text:p>1643798163089</text:p>
          </table:table-cell>
          <table:table-cell office:value-type="float" office:value="3648" calcext:value-type="float">
            <text:p>3648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167744" calcext:value-type="float">
            <text:p>1643798167744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172397" calcext:value-type="float">
            <text:p>1643798172397</text:p>
          </table:table-cell>
          <table:table-cell office:value-type="float" office:value="3652" calcext:value-type="float">
            <text:p>3652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177054" calcext:value-type="float">
            <text:p>1643798177054</text:p>
          </table:table-cell>
          <table:table-cell office:value-type="float" office:value="3647" calcext:value-type="float">
            <text:p>3647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181705" calcext:value-type="float">
            <text:p>1643798181705</text:p>
          </table:table-cell>
          <table:table-cell office:value-type="float" office:value="3646" calcext:value-type="float">
            <text:p>3646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186355" calcext:value-type="float">
            <text:p>1643798186355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191016" calcext:value-type="float">
            <text:p>1643798191016</text:p>
          </table:table-cell>
          <table:table-cell office:value-type="float" office:value="3652" calcext:value-type="float">
            <text:p>3652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195673" calcext:value-type="float">
            <text:p>1643798195673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200319" calcext:value-type="float">
            <text:p>1643798200319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204963" calcext:value-type="float">
            <text:p>1643798204963</text:p>
          </table:table-cell>
          <table:table-cell office:value-type="float" office:value="3651" calcext:value-type="float">
            <text:p>3651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209619" calcext:value-type="float">
            <text:p>1643798209619</text:p>
          </table:table-cell>
          <table:table-cell office:value-type="float" office:value="3652" calcext:value-type="float">
            <text:p>3652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214275" calcext:value-type="float">
            <text:p>1643798214275</text:p>
          </table:table-cell>
          <table:table-cell office:value-type="float" office:value="3629" calcext:value-type="float">
            <text:p>3629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218908" calcext:value-type="float">
            <text:p>1643798218908</text:p>
          </table:table-cell>
          <table:table-cell office:value-type="float" office:value="3616" calcext:value-type="float">
            <text:p>3616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223529" calcext:value-type="float">
            <text:p>1643798223529</text:p>
          </table:table-cell>
          <table:table-cell office:value-type="float" office:value="3644" calcext:value-type="float">
            <text:p>3644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228179" calcext:value-type="float">
            <text:p>1643798228179</text:p>
          </table:table-cell>
          <table:table-cell office:value-type="float" office:value="3631" calcext:value-type="float">
            <text:p>3631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232815" calcext:value-type="float">
            <text:p>1643798232815</text:p>
          </table:table-cell>
          <table:table-cell office:value-type="float" office:value="3646" calcext:value-type="float">
            <text:p>3646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237465" calcext:value-type="float">
            <text:p>1643798237465</text:p>
          </table:table-cell>
          <table:table-cell office:value-type="float" office:value="3644" calcext:value-type="float">
            <text:p>3644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242113" calcext:value-type="float">
            <text:p>1643798242113</text:p>
          </table:table-cell>
          <table:table-cell office:value-type="float" office:value="3625" calcext:value-type="float">
            <text:p>3625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246743" calcext:value-type="float">
            <text:p>1643798246743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251391" calcext:value-type="float">
            <text:p>1643798251391</text:p>
          </table:table-cell>
          <table:table-cell office:value-type="float" office:value="3630" calcext:value-type="float">
            <text:p>3630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256027" calcext:value-type="float">
            <text:p>1643798256027</text:p>
          </table:table-cell>
          <table:table-cell office:value-type="float" office:value="3644" calcext:value-type="float">
            <text:p>3644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260675" calcext:value-type="float">
            <text:p>1643798260675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265321" calcext:value-type="float">
            <text:p>1643798265321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269968" calcext:value-type="float">
            <text:p>1643798269968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274616" calcext:value-type="float">
            <text:p>1643798274616</text:p>
          </table:table-cell>
          <table:table-cell office:value-type="float" office:value="3648" calcext:value-type="float">
            <text:p>3648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279269" calcext:value-type="float">
            <text:p>1643798279269</text:p>
          </table:table-cell>
          <table:table-cell office:value-type="float" office:value="3644" calcext:value-type="float">
            <text:p>3644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283918" calcext:value-type="float">
            <text:p>1643798283918</text:p>
          </table:table-cell>
          <table:table-cell office:value-type="float" office:value="3617" calcext:value-type="float">
            <text:p>3617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288537" calcext:value-type="float">
            <text:p>1643798288537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293162" calcext:value-type="float">
            <text:p>1643798293162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297812" calcext:value-type="float">
            <text:p>1643798297812</text:p>
          </table:table-cell>
          <table:table-cell office:value-type="float" office:value="3635" calcext:value-type="float">
            <text:p>3635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302452" calcext:value-type="float">
            <text:p>1643798302452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307106" calcext:value-type="float">
            <text:p>1643798307106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311739" calcext:value-type="float">
            <text:p>1643798311739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316364" calcext:value-type="float">
            <text:p>1643798316364</text:p>
          </table:table-cell>
          <table:table-cell office:value-type="float" office:value="3647" calcext:value-type="float">
            <text:p>3647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321016" calcext:value-type="float">
            <text:p>1643798321016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325671" calcext:value-type="float">
            <text:p>1643798325671</text:p>
          </table:table-cell>
          <table:table-cell office:value-type="float" office:value="3637" calcext:value-type="float">
            <text:p>3637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330311" calcext:value-type="float">
            <text:p>1643798330311</text:p>
          </table:table-cell>
          <table:table-cell office:value-type="float" office:value="3653" calcext:value-type="float">
            <text:p>3653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334968" calcext:value-type="float">
            <text:p>1643798334968</text:p>
          </table:table-cell>
          <table:table-cell office:value-type="float" office:value="3647" calcext:value-type="float">
            <text:p>3647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339619" calcext:value-type="float">
            <text:p>1643798339619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344272" calcext:value-type="float">
            <text:p>1643798344272</text:p>
          </table:table-cell>
          <table:table-cell office:value-type="float" office:value="4139" calcext:value-type="float">
            <text:p>4139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349416" calcext:value-type="float">
            <text:p>1643798349416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354539" calcext:value-type="float">
            <text:p>1643798354539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359684" calcext:value-type="float">
            <text:p>1643798359684</text:p>
          </table:table-cell>
          <table:table-cell office:value-type="float" office:value="4152" calcext:value-type="float">
            <text:p>4152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364841" calcext:value-type="float">
            <text:p>1643798364841</text:p>
          </table:table-cell>
          <table:table-cell office:value-type="float" office:value="4147" calcext:value-type="float">
            <text:p>4147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369995" calcext:value-type="float">
            <text:p>1643798369995</text:p>
          </table:table-cell>
          <table:table-cell office:value-type="float" office:value="4147" calcext:value-type="float">
            <text:p>4147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375147" calcext:value-type="float">
            <text:p>1643798375147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380297" calcext:value-type="float">
            <text:p>1643798380297</text:p>
          </table:table-cell>
          <table:table-cell office:value-type="float" office:value="4128" calcext:value-type="float">
            <text:p>4128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385430" calcext:value-type="float">
            <text:p>1643798385430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390581" calcext:value-type="float">
            <text:p>1643798390581</text:p>
          </table:table-cell>
          <table:table-cell office:value-type="float" office:value="4134" calcext:value-type="float">
            <text:p>4134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395719" calcext:value-type="float">
            <text:p>1643798395719</text:p>
          </table:table-cell>
          <table:table-cell office:value-type="float" office:value="4123" calcext:value-type="float">
            <text:p>4123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400847" calcext:value-type="float">
            <text:p>1643798400847</text:p>
          </table:table-cell>
          <table:table-cell office:value-type="float" office:value="4141" calcext:value-type="float">
            <text:p>4141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405994" calcext:value-type="float">
            <text:p>1643798405994</text:p>
          </table:table-cell>
          <table:table-cell office:value-type="float" office:value="4151" calcext:value-type="float">
            <text:p>4151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411150" calcext:value-type="float">
            <text:p>1643798411150</text:p>
          </table:table-cell>
          <table:table-cell office:value-type="float" office:value="4135" calcext:value-type="float">
            <text:p>4135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416290" calcext:value-type="float">
            <text:p>1643798416290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421410" calcext:value-type="float">
            <text:p>1643798421410</text:p>
          </table:table-cell>
          <table:table-cell office:value-type="float" office:value="4142" calcext:value-type="float">
            <text:p>4142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426557" calcext:value-type="float">
            <text:p>1643798426557</text:p>
          </table:table-cell>
          <table:table-cell office:value-type="float" office:value="4155" calcext:value-type="float">
            <text:p>4155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431716" calcext:value-type="float">
            <text:p>1643798431716</text:p>
          </table:table-cell>
          <table:table-cell office:value-type="float" office:value="4156" calcext:value-type="float">
            <text:p>4156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436876" calcext:value-type="float">
            <text:p>1643798436876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442025" calcext:value-type="float">
            <text:p>1643798442025</text:p>
          </table:table-cell>
          <table:table-cell office:value-type="float" office:value="4143" calcext:value-type="float">
            <text:p>4143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447173" calcext:value-type="float">
            <text:p>1643798447173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452323" calcext:value-type="float">
            <text:p>1643798452323</text:p>
          </table:table-cell>
          <table:table-cell office:value-type="float" office:value="4142" calcext:value-type="float">
            <text:p>4142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457469" calcext:value-type="float">
            <text:p>1643798457469</text:p>
          </table:table-cell>
          <table:table-cell office:value-type="float" office:value="4145" calcext:value-type="float">
            <text:p>4145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462619" calcext:value-type="float">
            <text:p>1643798462619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467769" calcext:value-type="float">
            <text:p>1643798467769</text:p>
          </table:table-cell>
          <table:table-cell office:value-type="float" office:value="4126" calcext:value-type="float">
            <text:p>4126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472898" calcext:value-type="float">
            <text:p>1643798472898</text:p>
          </table:table-cell>
          <table:table-cell office:value-type="float" office:value="4114" calcext:value-type="float">
            <text:p>4114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478017" calcext:value-type="float">
            <text:p>1643798478017</text:p>
          </table:table-cell>
          <table:table-cell office:value-type="float" office:value="4138" calcext:value-type="float">
            <text:p>4138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483158" calcext:value-type="float">
            <text:p>1643798483158</text:p>
          </table:table-cell>
          <table:table-cell office:value-type="float" office:value="4132" calcext:value-type="float">
            <text:p>4132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488294" calcext:value-type="float">
            <text:p>1643798488294</text:p>
          </table:table-cell>
          <table:table-cell office:value-type="float" office:value="4131" calcext:value-type="float">
            <text:p>4131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493428" calcext:value-type="float">
            <text:p>1643798493428</text:p>
          </table:table-cell>
          <table:table-cell office:value-type="float" office:value="4154" calcext:value-type="float">
            <text:p>4154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498586" calcext:value-type="float">
            <text:p>1643798498586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503735" calcext:value-type="float">
            <text:p>1643798503735</text:p>
          </table:table-cell>
          <table:table-cell office:value-type="float" office:value="4125" calcext:value-type="float">
            <text:p>4125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508864" calcext:value-type="float">
            <text:p>1643798508864</text:p>
          </table:table-cell>
          <table:table-cell office:value-type="float" office:value="4153" calcext:value-type="float">
            <text:p>4153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514023" calcext:value-type="float">
            <text:p>1643798514023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519156" calcext:value-type="float">
            <text:p>1643798519156</text:p>
          </table:table-cell>
          <table:table-cell office:value-type="float" office:value="4125" calcext:value-type="float">
            <text:p>4125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524286" calcext:value-type="float">
            <text:p>1643798524286</text:p>
          </table:table-cell>
          <table:table-cell office:value-type="float" office:value="4118" calcext:value-type="float">
            <text:p>4118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529408" calcext:value-type="float">
            <text:p>1643798529408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534562" calcext:value-type="float">
            <text:p>1643798534562</text:p>
          </table:table-cell>
          <table:table-cell office:value-type="float" office:value="4148" calcext:value-type="float">
            <text:p>4148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539713" calcext:value-type="float">
            <text:p>1643798539713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544862" calcext:value-type="float">
            <text:p>1643798544862</text:p>
          </table:table-cell>
          <table:table-cell office:value-type="float" office:value="4118" calcext:value-type="float">
            <text:p>4118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549984" calcext:value-type="float">
            <text:p>1643798549984</text:p>
          </table:table-cell>
          <table:table-cell office:value-type="float" office:value="4649" calcext:value-type="float">
            <text:p>4649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555637" calcext:value-type="float">
            <text:p>1643798555637</text:p>
          </table:table-cell>
          <table:table-cell office:value-type="float" office:value="4640" calcext:value-type="float">
            <text:p>4640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561283" calcext:value-type="float">
            <text:p>1643798561283</text:p>
          </table:table-cell>
          <table:table-cell office:value-type="float" office:value="4661" calcext:value-type="float">
            <text:p>4661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566948" calcext:value-type="float">
            <text:p>1643798566948</text:p>
          </table:table-cell>
          <table:table-cell office:value-type="float" office:value="4642" calcext:value-type="float">
            <text:p>4642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572595" calcext:value-type="float">
            <text:p>1643798572595</text:p>
          </table:table-cell>
          <table:table-cell office:value-type="float" office:value="4652" calcext:value-type="float">
            <text:p>4652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578253" calcext:value-type="float">
            <text:p>1643798578253</text:p>
          </table:table-cell>
          <table:table-cell office:value-type="float" office:value="4638" calcext:value-type="float">
            <text:p>4638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583895" calcext:value-type="float">
            <text:p>1643798583895</text:p>
          </table:table-cell>
          <table:table-cell office:value-type="float" office:value="4631" calcext:value-type="float">
            <text:p>4631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589529" calcext:value-type="float">
            <text:p>1643798589529</text:p>
          </table:table-cell>
          <table:table-cell office:value-type="float" office:value="4652" calcext:value-type="float">
            <text:p>4652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595185" calcext:value-type="float">
            <text:p>1643798595185</text:p>
          </table:table-cell>
          <table:table-cell office:value-type="float" office:value="4667" calcext:value-type="float">
            <text:p>4667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600857" calcext:value-type="float">
            <text:p>1643798600857</text:p>
          </table:table-cell>
          <table:table-cell office:value-type="float" office:value="4641" calcext:value-type="float">
            <text:p>4641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606503" calcext:value-type="float">
            <text:p>1643798606503</text:p>
          </table:table-cell>
          <table:table-cell office:value-type="float" office:value="4667" calcext:value-type="float">
            <text:p>4667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612174" calcext:value-type="float">
            <text:p>1643798612174</text:p>
          </table:table-cell>
          <table:table-cell office:value-type="float" office:value="4659" calcext:value-type="float">
            <text:p>4659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617836" calcext:value-type="float">
            <text:p>1643798617836</text:p>
          </table:table-cell>
          <table:table-cell office:value-type="float" office:value="4672" calcext:value-type="float">
            <text:p>4672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623512" calcext:value-type="float">
            <text:p>1643798623512</text:p>
          </table:table-cell>
          <table:table-cell office:value-type="float" office:value="4653" calcext:value-type="float">
            <text:p>4653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629170" calcext:value-type="float">
            <text:p>1643798629170</text:p>
          </table:table-cell>
          <table:table-cell office:value-type="float" office:value="4633" calcext:value-type="float">
            <text:p>4633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634807" calcext:value-type="float">
            <text:p>1643798634807</text:p>
          </table:table-cell>
          <table:table-cell office:value-type="float" office:value="4659" calcext:value-type="float">
            <text:p>4659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640471" calcext:value-type="float">
            <text:p>1643798640471</text:p>
          </table:table-cell>
          <table:table-cell office:value-type="float" office:value="4641" calcext:value-type="float">
            <text:p>4641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646115" calcext:value-type="float">
            <text:p>1643798646115</text:p>
          </table:table-cell>
          <table:table-cell office:value-type="float" office:value="4647" calcext:value-type="float">
            <text:p>4647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651766" calcext:value-type="float">
            <text:p>1643798651766</text:p>
          </table:table-cell>
          <table:table-cell office:value-type="float" office:value="4646" calcext:value-type="float">
            <text:p>4646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657416" calcext:value-type="float">
            <text:p>1643798657416</text:p>
          </table:table-cell>
          <table:table-cell office:value-type="float" office:value="4626" calcext:value-type="float">
            <text:p>4626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663046" calcext:value-type="float">
            <text:p>1643798663046</text:p>
          </table:table-cell>
          <table:table-cell office:value-type="float" office:value="4659" calcext:value-type="float">
            <text:p>4659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668709" calcext:value-type="float">
            <text:p>1643798668709</text:p>
          </table:table-cell>
          <table:table-cell office:value-type="float" office:value="4651" calcext:value-type="float">
            <text:p>4651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674365" calcext:value-type="float">
            <text:p>1643798674365</text:p>
          </table:table-cell>
          <table:table-cell office:value-type="float" office:value="4651" calcext:value-type="float">
            <text:p>4651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680020" calcext:value-type="float">
            <text:p>1643798680020</text:p>
          </table:table-cell>
          <table:table-cell office:value-type="float" office:value="4646" calcext:value-type="float">
            <text:p>4646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685671" calcext:value-type="float">
            <text:p>1643798685671</text:p>
          </table:table-cell>
          <table:table-cell office:value-type="float" office:value="4625" calcext:value-type="float">
            <text:p>4625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691299" calcext:value-type="float">
            <text:p>1643798691299</text:p>
          </table:table-cell>
          <table:table-cell office:value-type="float" office:value="4649" calcext:value-type="float">
            <text:p>4649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696952" calcext:value-type="float">
            <text:p>1643798696952</text:p>
          </table:table-cell>
          <table:table-cell office:value-type="float" office:value="4649" calcext:value-type="float">
            <text:p>4649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702605" calcext:value-type="float">
            <text:p>1643798702605</text:p>
          </table:table-cell>
          <table:table-cell office:value-type="float" office:value="4667" calcext:value-type="float">
            <text:p>4667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708276" calcext:value-type="float">
            <text:p>1643798708276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713936" calcext:value-type="float">
            <text:p>1643798713936</text:p>
          </table:table-cell>
          <table:table-cell office:value-type="float" office:value="4638" calcext:value-type="float">
            <text:p>4638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719580" calcext:value-type="float">
            <text:p>1643798719580</text:p>
          </table:table-cell>
          <table:table-cell office:value-type="float" office:value="4646" calcext:value-type="float">
            <text:p>4646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725230" calcext:value-type="float">
            <text:p>1643798725230</text:p>
          </table:table-cell>
          <table:table-cell office:value-type="float" office:value="4635" calcext:value-type="float">
            <text:p>4635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730870" calcext:value-type="float">
            <text:p>1643798730870</text:p>
          </table:table-cell>
          <table:table-cell office:value-type="float" office:value="4632" calcext:value-type="float">
            <text:p>4632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736507" calcext:value-type="float">
            <text:p>1643798736507</text:p>
          </table:table-cell>
          <table:table-cell office:value-type="float" office:value="4622" calcext:value-type="float">
            <text:p>4622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742136" calcext:value-type="float">
            <text:p>1643798742136</text:p>
          </table:table-cell>
          <table:table-cell office:value-type="float" office:value="4631" calcext:value-type="float">
            <text:p>4631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747770" calcext:value-type="float">
            <text:p>1643798747770</text:p>
          </table:table-cell>
          <table:table-cell office:value-type="float" office:value="4652" calcext:value-type="float">
            <text:p>4652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753427" calcext:value-type="float">
            <text:p>1643798753427</text:p>
          </table:table-cell>
          <table:table-cell office:value-type="float" office:value="4647" calcext:value-type="float">
            <text:p>4647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759078" calcext:value-type="float">
            <text:p>1643798759078</text:p>
          </table:table-cell>
          <table:table-cell office:value-type="float" office:value="4649" calcext:value-type="float">
            <text:p>4649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764731" calcext:value-type="float">
            <text:p>1643798764731</text:p>
          </table:table-cell>
          <table:table-cell office:value-type="float" office:value="4653" calcext:value-type="float">
            <text:p>4653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770388" calcext:value-type="float">
            <text:p>1643798770388</text:p>
          </table:table-cell>
          <table:table-cell office:value-type="float" office:value="4645" calcext:value-type="float">
            <text:p>4645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776037" calcext:value-type="float">
            <text:p>1643798776037</text:p>
          </table:table-cell>
          <table:table-cell office:value-type="float" office:value="5155" calcext:value-type="float">
            <text:p>5155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782196" calcext:value-type="float">
            <text:p>1643798782196</text:p>
          </table:table-cell>
          <table:table-cell office:value-type="float" office:value="5131" calcext:value-type="float">
            <text:p>5131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788331" calcext:value-type="float">
            <text:p>1643798788331</text:p>
          </table:table-cell>
          <table:table-cell office:value-type="float" office:value="5153" calcext:value-type="float">
            <text:p>5153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794488" calcext:value-type="float">
            <text:p>1643798794488</text:p>
          </table:table-cell>
          <table:table-cell office:value-type="float" office:value="5147" calcext:value-type="float">
            <text:p>5147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800638" calcext:value-type="float">
            <text:p>1643798800638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806786" calcext:value-type="float">
            <text:p>1643798806786</text:p>
          </table:table-cell>
          <table:table-cell office:value-type="float" office:value="5131" calcext:value-type="float">
            <text:p>5131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812920" calcext:value-type="float">
            <text:p>1643798812920</text:p>
          </table:table-cell>
          <table:table-cell office:value-type="float" office:value="5138" calcext:value-type="float">
            <text:p>5138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819062" calcext:value-type="float">
            <text:p>1643798819062</text:p>
          </table:table-cell>
          <table:table-cell office:value-type="float" office:value="5151" calcext:value-type="float">
            <text:p>5151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825218" calcext:value-type="float">
            <text:p>1643798825218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831385" calcext:value-type="float">
            <text:p>1643798831385</text:p>
          </table:table-cell>
          <table:table-cell office:value-type="float" office:value="5147" calcext:value-type="float">
            <text:p>5147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837538" calcext:value-type="float">
            <text:p>1643798837538</text:p>
          </table:table-cell>
          <table:table-cell office:value-type="float" office:value="5147" calcext:value-type="float">
            <text:p>5147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843690" calcext:value-type="float">
            <text:p>1643798843690</text:p>
          </table:table-cell>
          <table:table-cell office:value-type="float" office:value="5124" calcext:value-type="float">
            <text:p>5124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849819" calcext:value-type="float">
            <text:p>1643798849819</text:p>
          </table:table-cell>
          <table:table-cell office:value-type="float" office:value="5160" calcext:value-type="float">
            <text:p>5160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855981" calcext:value-type="float">
            <text:p>1643798855981</text:p>
          </table:table-cell>
          <table:table-cell office:value-type="float" office:value="5133" calcext:value-type="float">
            <text:p>5133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862118" calcext:value-type="float">
            <text:p>1643798862118</text:p>
          </table:table-cell>
          <table:table-cell office:value-type="float" office:value="5123" calcext:value-type="float">
            <text:p>5123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868245" calcext:value-type="float">
            <text:p>1643798868245</text:p>
          </table:table-cell>
          <table:table-cell office:value-type="float" office:value="5134" calcext:value-type="float">
            <text:p>5134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874382" calcext:value-type="float">
            <text:p>1643798874382</text:p>
          </table:table-cell>
          <table:table-cell office:value-type="float" office:value="5149" calcext:value-type="float">
            <text:p>5149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880536" calcext:value-type="float">
            <text:p>1643798880536</text:p>
          </table:table-cell>
          <table:table-cell office:value-type="float" office:value="5155" calcext:value-type="float">
            <text:p>5155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886695" calcext:value-type="float">
            <text:p>1643798886695</text:p>
          </table:table-cell>
          <table:table-cell office:value-type="float" office:value="5161" calcext:value-type="float">
            <text:p>5161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892861" calcext:value-type="float">
            <text:p>1643798892861</text:p>
          </table:table-cell>
          <table:table-cell office:value-type="float" office:value="5146" calcext:value-type="float">
            <text:p>5146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899013" calcext:value-type="float">
            <text:p>1643798899013</text:p>
          </table:table-cell>
          <table:table-cell office:value-type="float" office:value="5152" calcext:value-type="float">
            <text:p>5152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905169" calcext:value-type="float">
            <text:p>1643798905169</text:p>
          </table:table-cell>
          <table:table-cell office:value-type="float" office:value="5146" calcext:value-type="float">
            <text:p>5146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911319" calcext:value-type="float">
            <text:p>1643798911319</text:p>
          </table:table-cell>
          <table:table-cell office:value-type="float" office:value="5139" calcext:value-type="float">
            <text:p>5139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917462" calcext:value-type="float">
            <text:p>1643798917462</text:p>
          </table:table-cell>
          <table:table-cell office:value-type="float" office:value="5155" calcext:value-type="float">
            <text:p>5155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923621" calcext:value-type="float">
            <text:p>1643798923621</text:p>
          </table:table-cell>
          <table:table-cell office:value-type="float" office:value="5150" calcext:value-type="float">
            <text:p>5150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929775" calcext:value-type="float">
            <text:p>1643798929775</text:p>
          </table:table-cell>
          <table:table-cell office:value-type="float" office:value="5154" calcext:value-type="float">
            <text:p>5154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935934" calcext:value-type="float">
            <text:p>1643798935934</text:p>
          </table:table-cell>
          <table:table-cell office:value-type="float" office:value="5149" calcext:value-type="float">
            <text:p>5149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942088" calcext:value-type="float">
            <text:p>1643798942088</text:p>
          </table:table-cell>
          <table:table-cell office:value-type="float" office:value="5152" calcext:value-type="float">
            <text:p>5152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948245" calcext:value-type="float">
            <text:p>1643798948245</text:p>
          </table:table-cell>
          <table:table-cell office:value-type="float" office:value="5129" calcext:value-type="float">
            <text:p>5129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954379" calcext:value-type="float">
            <text:p>1643798954379</text:p>
          </table:table-cell>
          <table:table-cell office:value-type="float" office:value="5135" calcext:value-type="float">
            <text:p>5135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960518" calcext:value-type="float">
            <text:p>1643798960518</text:p>
          </table:table-cell>
          <table:table-cell office:value-type="float" office:value="5132" calcext:value-type="float">
            <text:p>5132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966654" calcext:value-type="float">
            <text:p>1643798966654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972783" calcext:value-type="float">
            <text:p>1643798972783</text:p>
          </table:table-cell>
          <table:table-cell office:value-type="float" office:value="5153" calcext:value-type="float">
            <text:p>5153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978941" calcext:value-type="float">
            <text:p>1643798978941</text:p>
          </table:table-cell>
          <table:table-cell office:value-type="float" office:value="5135" calcext:value-type="float">
            <text:p>5135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985082" calcext:value-type="float">
            <text:p>1643798985082</text:p>
          </table:table-cell>
          <table:table-cell office:value-type="float" office:value="5153" calcext:value-type="float">
            <text:p>5153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991239" calcext:value-type="float">
            <text:p>1643798991239</text:p>
          </table:table-cell>
          <table:table-cell office:value-type="float" office:value="5132" calcext:value-type="float">
            <text:p>5132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8997374" calcext:value-type="float">
            <text:p>1643798997374</text:p>
          </table:table-cell>
          <table:table-cell office:value-type="float" office:value="5122" calcext:value-type="float">
            <text:p>5122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9003501" calcext:value-type="float">
            <text:p>1643799003501</text:p>
          </table:table-cell>
          <table:table-cell office:value-type="float" office:value="5131" calcext:value-type="float">
            <text:p>5131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9009637" calcext:value-type="float">
            <text:p>1643799009637</text:p>
          </table:table-cell>
          <table:table-cell office:value-type="float" office:value="5151" calcext:value-type="float">
            <text:p>5151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99015791" calcext:value-type="float">
            <text:p>1643799015791</text:p>
          </table:table-cell>
          <table:table-cell office:value-type="float" office:value="5130" calcext:value-type="float">
            <text:p>5130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1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14T18:19:26.817926399</dc:date>
    <meta:editing-duration>PT2M7S</meta:editing-duration>
    <meta:editing-cycles>1</meta:editing-cycles>
    <meta:document-statistic meta:table-count="1" meta:cell-count="4895" meta:object-count="0"/>
    <meta:generator>LibreOffice/6.4.7.2$Linux_X86_64 LibreOffice_project/40$Build-2</meta:generator>
  </office:meta>
</office:document-meta>
</file>